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601e" officeooo:paragraph-rsid="001460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tt and Whitney Lathe Plan</text:p>
      <text:p text:style-name="P1"/>
      <text:p text:style-name="P1">To have a fully functional lathe after Pratt's design</text:p>
      <text:p text:style-name="P1"/>
      <text:p text:style-name="P1">HOB SCREWS</text:p>
      <text:p text:style-name="P1">Leads - 10,11,12,13,14,15,16,17,18, 20.</text:p>
      <text:p text:style-name="P1"/>
      <text:p text:style-name="P1">THREADING GEARS</text:p>
      <text:p text:style-name="P1"><text:tab/>- permitting multiples between 1 and 6 of hob lead to be cut</text:p>
      <text:p text:style-name="P1"/>
      <text:p text:style-name="P1">TOOL REST</text:p>
      <text:p text:style-name="P1"><text:tab/>- For hand-turning</text:p>
      <text:p text:style-name="P1"/>
      <text:p text:style-name="P1">RAISING BLOCKS</text:p>
      <text:p text:style-name="P1"><text:tab/>- 3 inches above bed, lever action</text:p>
      <text:p text:style-name="P1"/>
      <text:p text:style-name="P1">WALL ROD COUNTERSHAFT with GRINDING ATTACHMENT</text:p>
      <text:p text:style-name="P1"/>
      <text:p text:style-name="P1"><text:tab/>- rods are 1" in diameter, 3/4 pipe is 50 thou over (sch. 40)</text:p>
      <text:p text:style-name="P1"><text:tab/>- </text:p>
      <text:p text:style-name="P1"/>
      <text:p text:style-name="P1">DOUBLE SLIDE REST</text:p>
      <text:p text:style-name="P1"><text:tab/>- for chamfering / parting</text:p>
      <text:p text:style-name="P1"/>
      <text:p text:style-name="P1">GRINDING REST w/ TRAVERSING SPINDLE</text:p>
      <text:p text:style-name="P1"><text:tab/>(Does toolpost grinder work for this?)</text:p>
      <text:p text:style-name="P1"/>
      <text:p text:style-name="P1">LEVER TAILSTOCK (for fine drilling)</text:p>
      <text:p text:style-name="P1"/>
      <text:p text:style-name="P1">FILING ATTACHMENT</text:p>
      <text:p text:style-name="P1"/>
      <text:p text:style-name="P1"/>
      <text:p text:style-name="P1">Original Additions</text:p>
      <text:p text:style-name="P1">TURRET</text:p>
      <text:p text:style-name="P1"><text:tab/>- for multiples of par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1:44:20.378000000</meta:creation-date>
    <dc:date>2019-05-05T16:04:50.941000000</dc:date>
    <meta:editing-duration>P2DT14H13M7S</meta:editing-duration>
    <meta:editing-cycles>1</meta:editing-cycles>
    <meta:document-statistic meta:table-count="0" meta:image-count="0" meta:object-count="0" meta:page-count="1" meta:paragraph-count="22" meta:word-count="104" meta:character-count="613" meta:non-whitespace-character-count="522"/>
    <meta:generator>LibreOffice/6.0.5.2$Windows_X86_64 LibreOffice_project/54c8cbb85f300ac59db32fe8a675ff7683cd5a16</meta:generator>
  </office:meta>
</office:document-meta>
</file>